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sftpResource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sftp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sftpResource.VsftpResource( VsftpRepository repository ,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sftpResource.clone( String clon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